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897cm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75cm" fo:min-width="0.8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4" style:family="graphic" style:parent-style-name="standard">
      <style:graphic-properties svg:stroke-color="#ff00ff" draw:fill="none" draw:fill-color="#ff00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text-properties fo:color="#ff0000" fo:font-size="10pt" style:font-size-asian="10pt" style:font-size-complex="10pt"/>
    </style:style>
    <style:style style:name="P10" style:family="paragraph">
      <style:paragraph-properties fo:text-align="start"/>
      <style:text-properties fo:color="#ff0000" fo:font-size="10pt" style:font-size-asian="10pt" style:font-size-complex="10pt"/>
    </style:style>
    <style:style style:name="P11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  <style:text-properties fo:color="#ff00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00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8.239cm" svg:y="9.509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9.827cm" svg:y1="6.08cm" svg:x2="9.827cm" svg:y2="9.509cm" draw:start-shape="id1" draw:start-glue-point="8" draw:end-shape="id2" draw:end-glue-point="4" svg:d="m9827 6080v3429" svg:viewBox="0 0 1 3430">
          <text:p/>
        </draw:connector>
        <draw:connector draw:style-name="gr3" draw:text-style-name="P1" draw:layer="layout" svg:x1="9.827cm" svg:y1="11.033cm" svg:x2="9.827cm" svg:y2="13.075cm" draw:start-shape="id2" draw:start-glue-point="8" draw:end-shape="id3" draw:end-glue-point="4" svg:d="m9827 11033v2042" svg:viewBox="0 0 1 2043">
          <text:p/>
        </draw:connector>
        <draw:custom-shape draw:style-name="gr1" draw:text-style-name="P2" xml:id="id3" draw:id="id3" draw:layer="layout" svg:width="3.175cm" svg:height="1.524cm" svg:x="8.239cm" svg:y="13.075cm">
          <text:p text:style-name="P1"><text:span text:style-name="T1">Home Signal =</text:span></text:p>
          <text:p text:style-name="P1"><text:span text:style-name="T1">Proce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9.763cm" svg:y="11.287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8.704cm" svg:y1="14.376cm" svg:x2="7.414cm" svg:y2="16.504cm" draw:start-shape="id3" draw:start-glue-point="7" draw:end-shape="id4" draw:end-glue-point="4" svg:d="m8704 14376c0 1764-1290 700-1290 2128" svg:viewBox="0 0 1291 2129">
          <text:p/>
        </draw:connector>
        <draw:frame draw:style-name="gr5" draw:text-style-name="P6" draw:layer="layout" svg:width="4.21cm" svg:height="1.039cm" svg:x="5.045cm" svg:y="14.599cm">
          <draw:text-box>
            <text:p text:style-name="P4"><text:span text:style-name="T1">Approach Block = </text:span></text:p>
            <text:p text:style-name="P5"><text:span text:style-name="T1">Clear</text:span></text:p>
          </draw:text-box>
        </draw:frame>
        <draw:custom-shape draw:style-name="gr1" draw:text-style-name="P2" xml:id="id6" draw:id="id6" draw:layer="layout" svg:width="3.175cm" svg:height="2.921cm" svg:x="12.938cm" svg:y="16.631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8.536cm" svg:y1="16.727cm" svg:x2="9.827cm" svg:y2="14.599cm" draw:start-shape="id4" draw:start-glue-point="11" draw:end-shape="id3" draw:end-glue-point="8" svg:d="m8536 16727c0-1762 1291-699 1291-2128" svg:viewBox="0 0 1292 2129">
          <text:p/>
        </draw:connector>
        <draw:frame draw:style-name="gr5" draw:text-style-name="P6" draw:layer="layout" svg:width="4.953cm" svg:height="0.725cm" svg:x="8.493cm" svg:y="15.806cm">
          <draw:text-box>
            <text:p text:style-name="P4"><text:span text:style-name="T1">Approach Block = Occupied</text:span></text:p>
          </draw:text-box>
        </draw:frame>
        <draw:frame draw:style-name="gr5" draw:text-style-name="P7" draw:layer="layout" svg:width="2.94cm" svg:height="0.725cm" svg:x="7.35cm" svg:y="19.081cm">
          <draw:text-box>
            <text:p text:style-name="P4"><text:span text:style-name="T1">!timeoutTimer</text:span></text:p>
          </draw:text-box>
        </draw:frame>
        <draw:connector draw:style-name="gr3" draw:text-style-name="P1" draw:layer="layout" draw:type="curve" svg:x1="7.414cm" svg:y1="18.028cm" svg:x2="7.413cm" svg:y2="20.187cm" draw:start-shape="id4" draw:start-glue-point="8" draw:end-shape="id5" svg:d="m7414 18028c0 1620-1 541-1 2159" svg:viewBox="0 0 2 2160">
          <text:p/>
        </draw:connector>
        <draw:connector draw:style-name="gr3" draw:text-style-name="P1" draw:layer="layout" draw:type="curve" svg:x1="11.414cm" svg:y1="13.837cm" svg:x2="14.526cm" svg:y2="16.631cm" draw:start-shape="id3" draw:start-glue-point="10" draw:end-shape="id6" draw:end-glue-point="4" svg:d="m11414 13837c2075 0 3112 931 3112 2794" svg:viewBox="0 0 3113 2795">
          <text:p/>
        </draw:connector>
        <draw:frame draw:style-name="gr6" draw:text-style-name="P7" draw:layer="layout" svg:width="3.81cm" svg:height="1.039cm" svg:x="10.398cm" svg:y="14.576cm">
          <draw:text-box>
            <text:p text:style-name="P5"><text:span text:style-name="T1">Interlocking Block = </text:span></text:p>
            <text:p text:style-name="P5"><text:span text:style-name="T1">Occupied</text:span></text:p>
          </draw:text-box>
        </draw:frame>
        <draw:connector draw:style-name="gr3" draw:text-style-name="P1" draw:layer="layout" draw:type="curve" svg:x1="9.001cm" svg:y1="17.266cm" svg:x2="12.938cm" svg:y2="18.092cm" draw:start-shape="id4" draw:start-glue-point="10" draw:end-shape="id6" draw:end-glue-point="6" svg:d="m9001 17266c2952 0 984 826 3937 826" svg:viewBox="0 0 3938 827">
          <text:p/>
        </draw:connector>
        <draw:frame draw:style-name="gr7" draw:text-style-name="P7" draw:layer="layout" svg:width="4.699cm" svg:height="1.039cm" svg:x="9.255cm" svg:y="16.735cm">
          <draw:text-box>
            <text:p text:style-name="P5"><text:span text:style-name="T1">Interlocking Block = Occupied</text:span></text:p>
          </draw:text-box>
        </draw:frame>
        <draw:connector draw:style-name="gr3" draw:text-style-name="P1" draw:layer="layout" draw:type="curve" svg:x1="14.526cm" svg:y1="19.552cm" svg:x2="13.192cm" svg:y2="20.949cm" draw:start-shape="id6" draw:start-glue-point="8" draw:end-shape="id7" draw:end-glue-point="10" svg:d="m14526 19552c0 932-444 1397-1334 1397" svg:viewBox="0 0 1335 1398">
          <text:p/>
        </draw:connector>
        <draw:frame draw:style-name="gr5" draw:text-style-name="P6" draw:layer="layout" svg:width="5.461cm" svg:height="1.433cm" svg:x="14.208cm" svg:y="20.278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6" draw:layer="layout" svg:width="9.625cm" svg:height="1.433cm" svg:x="9.79cm" svg:y="7.604cm">
          <draw:text-box>
            <text:p text:style-name="P4"><text:span text:style-name="T1">Turnout not changed &amp;&amp;</text:span></text:p>
            <text:p text:style-name="P4"><text:span text:style-name="T1">(Approach Block = Occupied [qualified by turnout position] || <text:s/>Simulated Train = Enable) &amp;&amp; !lockoutTimer</text:span></text:p>
          </draw:text-box>
        </draw:frame>
        <draw:custom-shape draw:style-name="gr8" draw:text-style-name="P2" xml:id="id8" draw:id="id8" draw:layer="layout" svg:width="3.175cm" svg:height="1.524cm" svg:x="15.859cm" svg:y="14.726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8" draw:layer="layout" draw:type="curve" svg:x1="11.414cm" svg:y1="13.837cm" svg:x2="16.324cm" svg:y2="14.949cm" draw:start-shape="id3" draw:start-glue-point="10" draw:end-shape="id8" draw:end-glue-point="5" svg:d="m11414 13837c3274 0 4910 370 4910 1112" svg:viewBox="0 0 4911 1113">
          <text:p/>
        </draw:connector>
        <draw:frame draw:style-name="gr10" draw:text-style-name="P9" draw:layer="layout" svg:width="4.437cm" svg:height="0.645cm" svg:x="12.692cm" svg:y="13.329cm">
          <draw:text-box>
            <text:p><text:span text:style-name="T2">Simulated Train = Enable</text:span></text:p>
          </draw:text-box>
        </draw:frame>
        <draw:connector draw:style-name="gr9" draw:text-style-name="P8" draw:layer="layout" draw:type="curve" svg:x1="17.447cm" svg:y1="16.25cm" svg:x2="16.113cm" svg:y2="18.092cm" draw:start-shape="id8" draw:start-glue-point="8" draw:end-shape="id6" draw:end-glue-point="10" svg:d="m17447 16250c0 1228-444 1842-1334 1842" svg:viewBox="0 0 1335 1843">
          <text:p/>
        </draw:connector>
        <draw:frame draw:style-name="gr11" draw:text-style-name="P10" draw:layer="layout" svg:width="4.35cm" svg:height="0.725cm" svg:x="16.367cm" svg:y="18.145cm">
          <draw:text-box>
            <text:p text:style-name="P4"><text:span text:style-name="T2">t == simApproachTime</text:span></text:p>
          </draw:text-box>
        </draw:frame>
        <draw:frame draw:style-name="gr12" draw:text-style-name="P11" draw:layer="layout" svg:width="2.593cm" svg:height="0.645cm" svg:x="6.027cm" svg:y="4.292cm">
          <draw:text-box>
            <text:p><text:span text:style-name="T3">STATE_IDLE</text:span></text:p>
          </draw:text-box>
        </draw:frame>
        <draw:frame draw:style-name="gr12" draw:text-style-name="P11" draw:layer="layout" svg:width="3.973cm" svg:height="0.645cm" svg:x="10.833cm" svg:y="12.838cm">
          <draw:text-box>
            <text:p><text:span text:style-name="T3">STATE_CLEARANCE</text:span></text:p>
          </draw:text-box>
        </draw:frame>
        <draw:frame draw:style-name="gr13" draw:text-style-name="P11" draw:layer="layout" svg:width="3.393cm" svg:height="0.645cm" svg:x="7.604cm" svg:y="18.028cm">
          <draw:text-box>
            <text:p><text:span text:style-name="T3">STATE_TIMEOUT</text:span></text:p>
          </draw:text-box>
        </draw:frame>
        <draw:frame draw:style-name="gr13" draw:text-style-name="P11" draw:layer="layout" svg:width="2.898cm" svg:height="0.645cm" svg:x="16.517cm" svg:y="14.091cm">
          <draw:text-box>
            <text:p><text:span text:style-name="T3">STATE_TIMER</text:span></text:p>
          </draw:text-box>
        </draw:frame>
        <draw:frame draw:style-name="gr13" draw:text-style-name="P11" draw:layer="layout" svg:width="3.647cm" svg:height="0.645cm" svg:x="14.843cm" svg:y="19.415cm">
          <draw:text-box>
            <text:p><text:span text:style-name="T3">STATE_OCCUPIED</text:span></text:p>
          </draw:text-box>
        </draw:frame>
        <draw:frame draw:style-name="gr13" draw:text-style-name="P11" draw:layer="layout" svg:width="2.991cm" svg:height="0.645cm" svg:x="6.08cm" svg:y="21.711cm">
          <draw:text-box>
            <text:p><text:span text:style-name="T3">STATE_CLEAR</text:span></text:p>
          </draw:text-box>
        </draw:frame>
        <draw:connector draw:style-name="gr3" draw:text-style-name="P1" draw:layer="layout" draw:type="curve" draw:line-skew="0cm -10.026cm -1.636cm" svg:x1="6.291cm" svg:y1="21.488cm" svg:x2="9.827cm" svg:y2="4.556cm" draw:start-shape="id5" draw:start-glue-point="7" draw:end-shape="id1" draw:end-glue-point="4" svg:d="m6291 21488c0 1087-4402 725-4402-9172s7938-10965 7938-7760" svg:viewBox="0 0 7939 18970">
          <text:p/>
        </draw:connector>
        <draw:frame draw:style-name="gr5" draw:text-style-name="P6" draw:layer="layout" svg:width="5.842cm" svg:height="1.433cm" svg:x="-6.747cm" svg:y="16.748cm">
          <draw:text-box>
            <text:p text:style-name="P4"><text:span text:style-name="T1">(Lockout timer expired &amp;&amp; Opposite Approach Block = Clear) <text:s/>|| Opposite turnout changed</text:span></text:p>
          </draw:text-box>
        </draw:frame>
        <draw:custom-shape draw:style-name="gr1" draw:text-style-name="P2" draw:layer="layout" svg:width="3.175cm" svg:height="1.524cm" svg:x="-4.447cm" svg:y="19.415cm">
          <text:p text:style-name="P1"><text:span text:style-name="T1">Lockout </text:span></text:p>
          <text:p text:style-name="P1"><text:span text:style-name="T1">opposite 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11" draw:layer="layout" svg:width="3.542cm" svg:height="0.645cm" svg:x="-4.193cm" svg:y="18.78cm">
          <draw:text-box>
            <text:p><text:span text:style-name="T3">STATE_LOCKOUT</text:span></text:p>
          </draw:text-box>
        </draw:frame>
        <draw:custom-shape draw:style-name="gr1" draw:text-style-name="P2" xml:id="id7" draw:id="id7" draw:layer="layout" svg:width="3.175cm" svg:height="1.524cm" svg:x="10.017cm" svg:y="20.187cm">
          <text:p text:style-name="P1"><text:span text:style-name="T1">Lockout Opposite</text:span></text:p>
          <text:p text:style-name="P1"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0" draw:id="id10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3.175cm" svg:height="1.524cm" svg:x="5.826cm" svg:y="20.187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11" draw:layer="layout" svg:width="3.542cm" svg:height="0.645cm" svg:x="9.917cm" svg:y="21.711cm">
          <draw:text-box>
            <text:p><text:span text:style-name="T3">STATE_LOCKOUT</text:span></text:p>
          </draw:text-box>
        </draw:frame>
        <draw:connector draw:style-name="gr3" draw:text-style-name="P1" draw:layer="layout" draw:type="curve" svg:x1="10.017cm" svg:y1="20.949cm" svg:x2="9.001cm" svg:y2="20.949cm" draw:start-shape="id7" draw:start-glue-point="6" draw:end-shape="id5" draw:end-glue-point="10" svg:d="m10017 20949h-1016" svg:viewBox="0 0 1017 1">
          <text:p/>
        </draw:connector>
        <draw:connector draw:style-name="gr3" draw:text-style-name="P1" draw:layer="layout" draw:type="curve" svg:x1="8.239cm" svg:y1="10.271cm" svg:x2="8.239cm" svg:y2="5.318cm" draw:start-shape="id2" draw:start-glue-point="6" draw:end-shape="id1" draw:end-glue-point="6" svg:d="m8239 10271c-753 0-753-4953 0-4953" svg:viewBox="0 0 566 4954">
          <text:p/>
        </draw:connector>
        <draw:frame draw:style-name="gr4" draw:text-style-name="P3" draw:layer="layout" svg:width="2.921cm" svg:height="1.039cm" svg:x="5.064cm" svg:y="8.343cm">
          <draw:text-box>
            <text:p><text:span text:style-name="T1">Clearance NOT Obtained</text:span></text:p>
          </draw:text-box>
        </draw:frame>
        <draw:custom-shape draw:style-name="gr1" draw:text-style-name="P2" xml:id="id9" draw:id="id9" draw:layer="layout" svg:width="3.175cm" svg:height="1.524cm" svg:x="13.065cm" svg:y="4.556cm">
          <text:p text:style-name="P1"><text:span text:style-name="T1">Clear lockoutTim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0.949cm" svg:y1="5.857cm" svg:x2="14.653cm" svg:y2="6.08cm" draw:start-shape="id1" draw:start-glue-point="9" draw:end-shape="id9" draw:end-glue-point="8" svg:d="m10949 5857c0 1087 3704 976 3704 223" svg:viewBox="0 0 3705 803">
          <text:p/>
        </draw:connector>
        <draw:connector draw:style-name="gr3" draw:text-style-name="P1" draw:layer="layout" draw:type="curve" svg:x1="14.653cm" svg:y1="4.556cm" svg:x2="10.949cm" svg:y2="4.779cm" draw:start-shape="id9" draw:start-glue-point="4" draw:end-shape="id1" draw:end-glue-point="11" svg:d="m14653 4556c0-751-3704-863-3704 223" svg:viewBox="0 0 3705 802">
          <text:p/>
        </draw:connector>
        <draw:frame draw:style-name="gr4" draw:text-style-name="P3" draw:layer="layout" svg:width="3.683cm" svg:height="0.645cm" svg:x="11.541cm" svg:y="6.715cm">
          <draw:text-box>
            <text:p><text:span text:style-name="T1">Turnout Changed</text:span></text:p>
          </draw:text-box>
        </draw:frame>
        <draw:connector draw:style-name="gr3" draw:text-style-name="P1" draw:layer="layout" draw:type="curve" draw:line-skew="-0.016cm -1.251cm" svg:x1="8.704cm" svg:y1="13.298cm" svg:x2="5.826cm" svg:y2="20.949cm" draw:start-shape="id3" draw:start-glue-point="5" draw:end-shape="id5" draw:end-glue-point="6" svg:d="m8704 13298c0-1110-2316-925-3693 1265s-1814 6386 815 6386" svg:viewBox="0 0 4792 8318">
          <text:p/>
        </draw:connector>
        <draw:connector draw:style-name="gr3" draw:text-style-name="P1" draw:layer="layout" draw:type="curve" draw:line-skew="0cm -0.834cm" svg:x1="6.292cm" svg:y1="16.727cm" svg:x2="5.826cm" svg:y2="20.949cm" draw:start-shape="id10" draw:start-glue-point="5" draw:end-shape="id5" draw:end-glue-point="6" svg:d="m6292 16727c0-1086-901-905-1519 422s-951 3800 1053 3800" svg:viewBox="0 0 1996 4931">
          <text:p/>
        </draw:connector>
        <draw:custom-shape draw:style-name="gr14" draw:text-style-name="P1" xml:id="id11" draw:id="id11" draw:layer="layout" svg:width="1.27cm" svg:height="0.762cm" svg:x="3.54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3.54cm" svg:y1="19.034cm" svg:x2="4.175cm" svg:y2="23.467cm" draw:start-shape="id11" draw:start-glue-point="6" draw:end-shape="id12" draw:end-glue-point="3" svg:d="m3540 19034c-751 0-1069 4433 635 4433" svg:viewBox="0 0 1243 4434">
          <text:p/>
        </draw:connector>
        <draw:frame draw:style-name="gr5" draw:text-style-name="P12" xml:id="id12" draw:id="id12" draw:layer="layout" svg:width="4.953cm" svg:height="1.039cm" svg:x="4.175cm" svg:y="22.948cm">
          <draw:text-box>
            <text:p text:style-name="P4"><text:span text:style-name="T4">Turnout changed || </text:span></text:p>
            <text:p text:style-name="P4"><text:span text:style-name="T4">Opposite Turnout Chang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4-01-29T16:05:45</dc:date>
    <dc:creator>Michael Petersen</dc:creator>
    <meta:editing-duration>PT15H28M22S</meta:editing-duration>
    <meta:editing-cycles>66</meta:editing-cycles>
    <meta:generator>LibreOffice/4.0.2.2$Linux_X86_64 LibreOffice_project/400m0$Build-2</meta:generator>
    <meta:printed-by>Michael Petersen</meta:printed-by>
    <meta:print-date>2014-01-01T18:00:53</meta:print-date>
    <meta:document-statistic meta:object-count="52"/>
  </office:meta>
</office:document-meta>
</file>